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1000000E1559FACBC0485C05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2.4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cm"/>
      <style:paragraph-properties style:writing-mode="lr-tb"/>
    </style:style>
    <style:style style:name="co1" style:family="table-column">
      <style:table-column-properties style:column-width="4.464cm" style:use-optimal-column-width="false"/>
    </style:style>
    <style:style style:name="co2" style:family="table-column">
      <style:table-column-properties style:column-width="4.479cm" style:use-optimal-column-width="false"/>
    </style:style>
    <style:style style:name="co3" style:family="table-column">
      <style:table-column-properties style:column-width="13.247cm" style:use-optimal-column-width="false"/>
    </style:style>
    <style:style style:name="co4" style:family="table-column">
      <style:table-column-properties style:column-width="13.252cm" style:use-optimal-column-width="false"/>
    </style:style>
    <style:style style:name="co5" style:family="table-column">
      <style:table-column-properties style:column-width="7.587cm" style:use-optimal-column-width="false"/>
    </style:style>
    <style:style style:name="co6" style:family="table-column">
      <style:table-column-properties style:column-width="6.12cm" style:use-optimal-column-width="false"/>
    </style:style>
    <style:style style:name="co7" style:family="table-column">
      <style:table-column-properties style:column-width="4.636cm" style:use-optimal-column-width="false"/>
    </style:style>
    <style:style style:name="co8" style:family="table-column">
      <style:table-column-properties style:column-width="8.25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471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loext:opacity="100%" fo:font-size="15pt" style:font-size-asian="15pt" style:font-size-complex="15pt"/>
    </style:style>
    <style:style style:name="T3" style:family="text">
      <style:text-properties fo:color="#ffffff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6.798cm" svg:height="4.393cm" svg:x="1.115cm" svg:y="1.9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ombre de </text:p>
                <text:p>ronde</text:p>
              </table:table-cell>
              <table:table-cell>
                <text:p>Durée des rondes</text:p>
              </table:table-cell>
              <table:table-cell>
                <text:p>Nombre d’incident</text:p>
              </table:table-cell>
              <table:table-cell>
                <text:p>Nombre de pointeaux validé</text:p>
              </table:table-cell>
              <table:table-cell>
                <text:p>Agents</text:p>
              </table:table-cell>
              <table:table-cell>
                <text:p>Rond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498cm" svg:height="2.941cm" svg:x="1.508cm" svg:y="6.8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Tableau</text:p>
              </table:table-cell>
              <table:table-cell>
                <text:p>Graphique</text:p>
              </table:table-cell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599cm" svg:height="7.995cm" svg:x="1.5cm" svg:y="11.0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Agent</text:p>
              </table:table-cell>
              <table:table-cell>
                <text:p>Nombre de ronde ce mois</text:p>
              </table:table-cell>
              <table:table-cell table:style-name="ce1">
                <text:list text:style-name="L1">
                  <text:list-header>
                    <text:p><text:span text:style-name="T1">Nombre d’incident</text:span></text:p>
                  </text:list-header>
                </text:list>
              </table:table-cell>
              <table:table-cell>
                <text:p>Ronde</text:p>
              </table:table-cell>
            </table:table-row>
            <table:table-row table:style-name="ro1" table:default-cell-style-name="gray2">
              <table:table-cell>
                <text:p>Mark</text:p>
              </table:table-cell>
              <table:table-cell>
                <text:p>5</text:p>
              </table:table-cell>
              <table:table-cell table:style-name="ce1">
                <text:list text:continue-numbering="true" text:style-name="L1">
                  <text:list-header>
                    <text:p><text:span text:style-name="T1">5</text:span></text:p>
                  </text:list-header>
                </text:list>
              </table:table-cell>
              <table:table-cell>
                <text:p>Lycée</text:p>
              </table:table-cell>
            </table:table-row>
            <table:table-row table:style-name="ro1" table:default-cell-style-name="gray1">
              <table:table-cell>
                <text:p>Jacob</text:p>
              </table:table-cell>
              <table:table-cell>
                <text:p>7</text:p>
              </table:table-cell>
              <table:table-cell table:style-name="ce1">
                <text:list text:continue-numbering="true" text:style-name="L1">
                  <text:list-header>
                    <text:p><text:span text:style-name="T1">3</text:span></text:p>
                  </text:list-header>
                </text:list>
              </table:table-cell>
              <table:table-cell>
                <text:p>Lycée</text:p>
              </table:table-cell>
            </table:table-row>
            <table:table-row table:style-name="ro1" table:default-cell-style-name="gray2">
              <table:table-cell>
                <text:p>Jean</text:p>
              </table:table-cell>
              <table:table-cell>
                <text:p>3</text:p>
              </table:table-cell>
              <table:table-cell table:style-name="ce1">
                <text:list text:continue-numbering="true" text:style-name="L1">
                  <text:list-header>
                    <text:p><text:span text:style-name="T1">1</text:span></text:p>
                  </text:list-header>
                </text:list>
              </table:table-cell>
              <table:table-cell>
                <text:p>Lycé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0.809cm" svg:height="0.809cm" svg:x="6cm" svg:y="8.49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0.591cm" svg:y="4.89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4.791cm" svg:y="4.69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11.7cm" svg:y="4.79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.6cm" svg:y="4.8cm">
          <draw:image xlink:href="Pictures/10000201000000E1000000E1559FACBC0485C05B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standard" draw:layer="layout" svg:width="26.798cm" svg:height="4.393cm" svg:x="1.116cm" svg:y="1.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ombre de </text:p>
                <text:p>ronde</text:p>
              </table:table-cell>
              <table:table-cell>
                <text:p>Durée des rondes</text:p>
              </table:table-cell>
              <table:table-cell>
                <text:p>Nombre d’incident</text:p>
              </table:table-cell>
              <table:table-cell>
                <text:p>Nombre de pointeaux validé</text:p>
              </table:table-cell>
              <table:table-cell>
                <text:p>Agents</text:p>
              </table:table-cell>
              <table:table-cell>
                <text:p>Rond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6.498cm" svg:height="2.941cm" svg:x="1.509cm" svg:y="6.8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Tableau</text:p>
              </table:table-cell>
              <table:table-cell>
                <text:p>Graphique</text:p>
              </table:table-cell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0.809cm" svg:height="0.809cm" svg:x="2.601cm" svg:y="4.80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.601cm" svg:y="4.80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.601cm" svg:y="4.80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11.701cm" svg:y="4.792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0.592cm" svg:y="4.892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11.701cm" svg:y="4.792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.602cm" svg:y="4.802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.603cm" svg:y="4.803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.603cm" svg:y="4.803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0.593cm" svg:y="4.893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17.791cm" svg:y="8.691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20.594cm" svg:y="4.894cm">
          <draw:image xlink:href="Pictures/10000201000000E1000000E1559FACBC0485C05B.png" xlink:type="simple" xlink:show="embed" xlink:actuate="onLoad" draw:mime-type="image/png">
            <text:p/>
          </draw:image>
        </draw:frame>
        <draw:frame draw:style-name="gr1" draw:text-style-name="P1" draw:layer="layout" svg:width="0.809cm" svg:height="0.809cm" svg:x="16.491cm" svg:y="4.891cm">
          <draw:image xlink:href="Pictures/10000201000000E1000000E1559FACBC0485C05B.png" xlink:type="simple" xlink:show="embed" xlink:actuate="onLoad" draw:mime-type="image/png">
            <text:p/>
          </draw:image>
        </draw:frame>
        <draw:frame draw:name="Diagramme de ronde" draw:style-name="gr2" draw:text-style-name="P2" draw:layer="layout" svg:width="15.999cm" svg:height="8.999cm" svg:x="6.201cm" svg:y="10.6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  <svg:title>Diagramme d'une ronde</svg:title>
        </draw:frame>
        <draw:frame draw:style-name="gr3" draw:text-style-name="P3" draw:layer="layout" svg:width="2.4cm" svg:height="2.726cm" svg:x="9.6cm" svg:y="14.1cm">
          <draw:text-box>
            <text:p><text:span text:style-name="T2">Nombre de ronde</text:span></text:p>
            <text:p/>
          </draw:text-box>
        </draw:frame>
        <draw:frame draw:style-name="gr4" draw:text-style-name="P3" draw:layer="layout" svg:width="2.7cm" svg:height="1.986cm" svg:x="13.5cm" svg:y="12.5cm">
          <draw:text-box>
            <text:p><text:span text:style-name="T3">Nombre d’incident</text:span></text:p>
            <text:p/>
          </draw:text-box>
        </draw:frame>
        <draw:frame draw:style-name="gr5" draw:text-style-name="P3" draw:layer="layout" svg:width="2.1cm" svg:height="1.474cm" svg:x="12.9cm" svg:y="16.8cm">
          <draw:text-box>
            <text:p><text:span text:style-name="T3">Agents</text:span></text:p>
            <text:p/>
          </draw:text-box>
        </draw:frame>
        <draw:frame draw:style-name="gr6" draw:text-style-name="P3" draw:layer="layout" svg:width="3cm" svg:height="3.01cm" svg:x="14.3cm" svg:y="15.2cm">
          <draw:text-box>
            <text:p><text:span text:style-name="T3">Nombre des pointeaux</text:span></text:p>
            <text:p><text:span text:style-name="T3">Validés</text:span></text:p>
            <text:p><text:span text:style-name="T3"/>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4T14:07:19.670500376</meta:creation-date>
    <dc:date>2021-01-18T10:32:34.189428669</dc:date>
    <meta:editing-duration>PT4H18M39S</meta:editing-duration>
    <meta:editing-cycles>44</meta:editing-cycles>
    <meta:generator>LibreOffice/7.0.0.3$Windows_X86_64 LibreOffice_project/8061b3e9204bef6b321a21033174034a5e2ea88e</meta:generator>
    <meta:document-statistic meta:object-count="2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2.616cm" svg:y="0.359cm" svg:width="8.638cm" svg:height="8.639cm">
          <chart:coordinate-region svg:x="2.616cm" svg:y="0.36cm" svg:width="8.638cm" svg:height="8.63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